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paragraph-rsid="0000cfc4" style:font-weight-asian="normal" style:font-weight-complex="normal"/>
    </style:style>
    <style:style style:name="P2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3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rsid="0002e2f8" officeooo:paragraph-rsid="0002e2f8"/>
    </style:style>
    <style:style style:name="P8" style:family="paragraph" style:parent-style-name="Table_20_Contents">
      <style:paragraph-properties fo:text-align="justify" style:justify-single-word="false"/>
      <style:text-properties officeooo:rsid="0002e2f8" officeooo:paragraph-rsid="00025e7d"/>
    </style:style>
    <style:style style:name="P9" style:family="paragraph" style:parent-style-name="Title">
      <style:text-properties fo:font-weight="normal" officeooo:paragraph-rsid="0000cfc4" style:font-weight-asian="normal" style:font-weight-complex="normal"/>
    </style:style>
    <style:style style:name="P10" style:family="paragraph" style:parent-style-name="Heading_20_1">
      <style:text-properties fo:font-weight="normal" style:font-weight-asian="normal" style:font-weight-complex="normal"/>
    </style:style>
    <style:style style:name="P11" style:family="paragraph" style:parent-style-name="Table_20_Contents">
      <style:text-properties officeooo:rsid="00025e7d" officeooo:paragraph-rsid="00027f85"/>
    </style:style>
    <style:style style:name="P12" style:family="paragraph" style:parent-style-name="Text_20_body">
      <style:text-properties officeooo:paragraph-rsid="00027f8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5e7d" style:font-weight-asian="normal" style:font-weight-complex="normal"/>
    </style:style>
    <style:style style:name="T3" style:family="text">
      <style:text-properties fo:font-weight="normal" officeooo:rsid="00035756" style:font-weight-asian="normal" style:font-weight-complex="normal"/>
    </style:style>
    <style:style style:name="T4" style:family="text">
      <style:text-properties fo:font-weight="normal" officeooo:rsid="00045812" style:font-weight-asian="normal" style:font-weight-complex="normal"/>
    </style:style>
    <style:style style:name="T5" style:family="text">
      <style:text-properties officeooo:rsid="00025e7d"/>
    </style:style>
    <style:style style:name="T6" style:family="text">
      <style:text-properties officeooo:rsid="00027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so de Uso: <text:span text:style-name="T5">Realizar Busca no Acervo Iterativa</text:span></text:p>
      <text:p text:style-name="P1"/>
      <text:h text:style-name="P10" text:outline-level="1">Atores</text:h>
      <text:p text:style-name="Text_20_body"><text:span text:style-name="T1"><text:tab/></text:span><text:span text:style-name="T2">Visitante</text:span></text:p>
      <text:h text:style-name="P10" text:outline-level="1">Descrição</text:h>
      <text:p text:style-name="P4"><text:span text:style-name="T1"><text:tab/></text:span><text:span text:style-name="T2">O visitante estará na página do acervo então haverá um Mapa iterativo, no qual o visitante selecionará a Área que deseja que sejam exibidos os exemplares catalogados no Sistema Memória virtual, a pesquisa será feita com um mapeamento do nome do local do mapa com o local cadastrado no Memória Virtual.</text:span></text:p>
      <text:h text:style-name="P10" text:outline-level="1">Tipo</text:h>
      <text:p text:style-name="P2"><text:tab/>Primário e essencial.</text:p>
      <text:h text:style-name="P10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Ação do Ator</text:p>
          </table:table-cell>
          <table:table-cell table:style-name="Tabela1.B1" office:value-type="string">
            <text:p text:style-name="P5">Resposta do Sistema</text:p>
          </table:table-cell>
        </table:table-row>
        <table:table-row>
          <table:table-cell table:style-name="Tabela1.A2" office:value-type="string">
            <text:p text:style-name="P7">1 – Visitante acessa página do acervo em geral.</text:p>
          </table:table-cell>
          <table:table-cell table:style-name="Tabela1.B2" office:value-type="string">
            <text:p text:style-name="P7">2 – É exibido os últimos exemplares catalogados.</text:p>
          </table:table-cell>
        </table:table-row>
        <table:table-row>
          <table:table-cell table:style-name="Tabela1.A2" office:value-type="string">
            <text:p text:style-name="P11">3 – Visitante selecionará a área que deseja que sejam exibidos os exemplares catalogados <text:span text:style-name="T6">na área e haverá um campo de checkbox no qual ele selecionará os resultados que deseja se são de []Fauna []Flora.</text:span></text:p>
          </table:table-cell>
          <table:table-cell table:style-name="Tabela1.B2" office:value-type="string">
            <text:p text:style-name="P8">4 – WebService retorna os Exemplares de acordo <text:span text:style-name="T5">com o local selecionado.</text:span>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3"/>
      <text:h text:style-name="P10" text:outline-level="1">Fluxo Alternativo</text:h>
      <text:p text:style-name="P12"><text:span text:style-name="T1"><text:tab/></text:span><text:span text:style-name="T4">3 – Caso nenhuma checkbox tenha sido selecionada, será exibido uma mensagem para selecionar ao menos uma.</text:span><text:span text:style-name="T1"><text:tab/></text:span></text:p>
      <text:p text:style-name="P12"><text:span text:style-name="T3"><text:tab/>4 – A busca poderá retornar zero resultados, então será exibida a seguinte mensagem “Sua busca não retornou resultado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34:37.906000000</dc:date>
    <meta:editing-duration>PT23S</meta:editing-duration>
    <meta:editing-cycles>4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7" meta:word-count="175" meta:character-count="1061" meta:non-whitespace-character-count="896"/>
  </office:meta>
</office:document-meta>
</file>